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0f7" officeooo:paragraph-rsid="001ee0f7"/>
    </style:style>
    <style:style style:name="P2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ee0f7" fo:background-color="#1e1e1e" style:font-size-asian="7pt" style:font-size-complex="7pt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ee0f7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22286b" officeooo:paragraph-rsid="0022286b" fo:background-color="#1e1e1e" style:font-size-asian="7pt" style:font-size-complex="7pt"/>
    </style:style>
    <style:style style:name="P5" style:family="paragraph" style:parent-style-name="Standard">
      <style:text-properties officeooo:rsid="0010eaff" officeooo:paragraph-rsid="001ee0f7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ee0f7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font-size="7pt" officeooo:paragraph-rsid="001ee0f7" style:font-size-asian="7pt" style:font-size-complex="7pt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ee0f7" fo:background-color="transparent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22286b" officeooo:paragraph-rsid="0022286b" fo:background-color="transparent" style:font-size-asian="7pt" style:font-size-complex="7pt"/>
    </style:style>
    <style:style style:name="P11" style:family="paragraph" style:parent-style-name="Standard">
      <style:text-properties officeooo:rsid="000f0c82" officeooo:paragraph-rsid="001ee0f7"/>
    </style:style>
    <style:style style:name="P12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15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d4d4d4" loext:opacity="100%" style:font-name="Droid Sans Mono" fo:font-size="7pt" fo:font-weight="normal" officeooo:paragraph-rsid="001ee0f7" fo:background-color="#1e1e1e" style:font-size-asian="7pt" style:font-size-complex="7pt"/>
    </style:style>
    <style:style style:name="P17" style:family="paragraph" style:parent-style-name="Standard"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20" style:family="paragraph" style:parent-style-name="Standard">
      <style:paragraph-properties style:line-height-at-least="0.503cm"/>
      <style:text-properties fo:color="#ce9178" loext:opacity="100%" style:font-name="Droid Sans Mono" fo:font-size="7pt" fo:font-weight="normal" fo:background-color="#1e1e1e" style:font-size-asian="7pt" style:font-size-complex="7pt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officeooo:paragraph-rsid="0023c7d2"/>
    </style:style>
    <style:style style:name="P22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23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font-size="7pt" officeooo:paragraph-rsid="0023c7d2" style:font-size-asian="7pt" style:font-size-complex="7pt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 style:line-height-at-least="0.503cm"/>
      <style:text-properties fo:font-size="7pt" style:font-size-asian="7pt" style:font-size-complex="7pt"/>
    </style:style>
    <style:style style:name="P26" style:family="paragraph" style:parent-style-name="Standard">
      <style:text-properties fo:font-weight="bold" officeooo:rsid="0010eaff" officeooo:paragraph-rsid="001ee0f7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24d56e" fo:background-color="transparent" style:font-size-asian="7pt" style:font-size-complex="7pt"/>
    </style:style>
    <style:style style:name="P28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269aac" fo:background-color="transparent" style:font-size-asian="7pt" style:font-size-complex="7pt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dcdcaa" loext:opacity="100%" style:font-name="Droid Sans Mono" fo:font-weight="normal" fo:background-color="#1e1e1e" loext:char-shading-value="0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style:font-name="Droid Sans Mono" fo:font-weight="normal" fo:background-color="#1e1e1e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weight="normal" fo:background-color="#1e1e1e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weight="normal" fo:background-color="#1e1e1e" loext:char-shading-value="0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weight="normal" fo:background-color="#1e1e1e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officeooo:rsid="00152005"/>
    </style:style>
    <style:style style:name="T14" style:family="text">
      <style:text-properties officeooo:rsid="000f0c82"/>
    </style:style>
    <style:style style:name="T15" style:family="text">
      <style:text-properties fo:color="#808080" loext:opacity="100%"/>
    </style:style>
    <style:style style:name="T16" style:family="text">
      <style:text-properties fo:color="#808080" loext:opacity="100%" style:font-name="Droid Sans Mono" fo:font-weight="normal" fo:background-color="#1e1e1e" loext:char-shading-value="0"/>
    </style:style>
    <style:style style:name="T17" style:family="text">
      <style:text-properties fo:color="#d4d4d4" loext:opacity="100%" style:font-name="Droid Sans Mono" fo:font-weight="normal" fo:background-color="#1e1e1e" loext:char-shading-value="0"/>
    </style:style>
    <style:style style:name="T18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9" style:family="text">
      <style:text-properties fo:color="#6a9955" loext:opacity="100%"/>
    </style:style>
    <style:style style:name="T20" style:family="text">
      <style:text-properties fo:color="#6a9955" loext:opacity="100%" style:font-name="Droid Sans Mono" fo:font-weight="normal" fo:background-color="#1e1e1e" loext:char-shading-value="0"/>
    </style:style>
    <style:style style:name="T21" style:family="text">
      <style:text-properties fo:color="#b5cea8" loext:opacity="100%"/>
    </style:style>
    <style:style style:name="T22" style:family="text">
      <style:text-properties fo:color="#000000" loext:opacity="100%" style:font-name="Droid Sans Mono" fo:font-size="12pt" fo:font-weight="normal" officeooo:rsid="000f0c82" fo:background-color="transparent" loext:char-shading-value="0" style:font-size-asian="12pt" style:font-size-complex="12pt"/>
    </style:style>
    <style:style style:name="T23" style:family="text">
      <style:text-properties fo:color="#000000" loext:opacity="100%" style:font-name="Droid Sans Mono" fo:font-size="10.5pt" fo:font-weight="bold" officeooo:rsid="000f0c82" fo:background-color="transparent" loext:char-shading-value="0" style:font-weight-asian="bold" style:font-weight-complex="bold"/>
    </style:style>
    <style:style style:name="T24" style:family="text">
      <style:text-properties fo:color="#000000" loext:opacity="100%" style:font-name="Droid Sans Mono" fo:font-size="10.5pt" fo:font-weight="bold" officeooo:rsid="00152005" fo:background-color="transparent" loext:char-shading-value="0" style:font-weight-asian="bold" style:font-weight-complex="bold"/>
    </style:style>
    <style:style style:name="T25" style:family="text">
      <style:text-properties fo:color="#000000" loext:opacity="100%" style:font-name="Droid Sans Mono" fo:font-size="10.5pt" fo:font-weight="bold" officeooo:rsid="0023c7d2" fo:background-color="transparent" loext:char-shading-value="0" style:font-weight-asian="bold" style:font-weight-complex="bold"/>
    </style:style>
    <style:style style:name="T26" style:family="text">
      <style:text-properties fo:color="#000000" loext:opacity="100%" style:font-name="Droid Sans Mono" fo:font-weight="bold" officeooo:rsid="00152005" fo:background-color="transparent" loext:char-shading-value="0" style:font-weight-asian="bold" style:font-weight-complex="bold"/>
    </style:style>
    <style:style style:name="T27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28" style:family="text">
      <style:text-properties fo:color="#00000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10eaff"/>
    </style:style>
    <style:style style:name="T31" style:family="text">
      <style:text-properties officeooo:rsid="0013581a"/>
    </style:style>
    <style:style style:name="T32" style:family="text">
      <style:text-properties officeooo:rsid="00209d35"/>
    </style:style>
    <style:style style:name="T33" style:family="text">
      <style:text-properties officeooo:rsid="0022286b"/>
    </style:style>
    <style:style style:name="T34" style:family="text">
      <style:text-properties officeooo:rsid="0023ace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4fc1ff" loext:opacity="100%"/>
    </style:style>
    <style:style style:name="T37" style:family="text">
      <style:text-properties officeooo:rsid="0023c7d2"/>
    </style:style>
    <style:style style:name="T38" style:family="text">
      <style:text-properties officeooo:rsid="0024ca4c"/>
    </style:style>
    <style:style style:name="T39" style:family="text">
      <style:text-properties officeooo:rsid="0024d56e"/>
    </style:style>
    <style:style style:name="T40" style:family="text">
      <style:text-properties officeooo:rsid="00269a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the district</text:p>
      <text:p text:style-name="P1"/>
      <text:p text:style-name="P5"><text:span text:style-name="T1">V</text:span>oici l’appel à ma database dans le fichier : database.php</text:p>
      <text:p text:style-name="P3">&lt;?php</text:p>
      <text:p text:style-name="P6"><text:span text:style-name="T2">session_start</text:span>();</text:p>
      <text:p text:style-name="P6"><text:span text:style-name="T4">require_once</text:span>(<text:span text:style-name="T6">'dao.php'</text:span>);</text:p>
      <text:p text:style-name="P7"/>
      <text:p text:style-name="P6"><text:span text:style-name="T8">$servername</text:span> = <text:span text:style-name="T6">"localhost"</text:span>;</text:p>
      <text:p text:style-name="P6"><text:span text:style-name="T8">$username</text:span> = <text:span text:style-name="T6">"admin"</text:span>;</text:p>
      <text:p text:style-name="P6"><text:span text:style-name="T8">$password</text:span> = <text:span text:style-name="T6">"Afpa1234"</text:span>;</text:p>
      <text:p text:style-name="P6"><text:span text:style-name="T8">$dbname</text:span> = <text:span text:style-name="T6">"thedistrict"</text:span>;</text:p>
      <text:p text:style-name="P7"/>
      <text:p text:style-name="P6"><text:span text:style-name="T4">try</text:span> {</text:p>
      <text:p text:style-name="P6"><text:span text:style-name="T8">$conn</text:span> = <text:span text:style-name="T10">new</text:span> <text:span text:style-name="T12">PDO</text:span>(<text:span text:style-name="T6">"mysql:host=</text:span><text:span text:style-name="T8">$servername</text:span><text:span text:style-name="T6">;dbname=</text:span><text:span text:style-name="T8">$dbname</text:span><text:span text:style-name="T6">"</text:span>, <text:span text:style-name="T8">$username</text:span>, <text:span text:style-name="T8">$password</text:span>);</text:p>
      <text:p text:style-name="P8">// configurer le mode d'erreur PDO pour générer des exceptions</text:p>
      <text:p text:style-name="P6"><text:span text:style-name="T8">$conn</text:span>-&gt;<text:span text:style-name="T2">setAttribute</text:span>(<text:span text:style-name="T12">PDO</text:span>::ATTR_ERRMODE, <text:span text:style-name="T12">PDO</text:span>::ERRMODE_EXCEPTION);</text:p>
      <text:p text:style-name="P6">} <text:span text:style-name="T4">catch</text:span>(<text:span text:style-name="T12">PDOException</text:span> <text:span text:style-name="T8">$e</text:span>) {</text:p>
      <text:p text:style-name="P6"><text:span text:style-name="T2">echo</text:span> <text:span text:style-name="T6">"Erreur de connexion à la base de données: "</text:span> . <text:span text:style-name="T8">$e</text:span>-&gt;<text:span text:style-name="T2">getMessage</text:span>();</text:p>
      <text:p text:style-name="P6">}</text:p>
      <text:p text:style-name="P2">?&gt;</text:p>
      <text:p text:style-name="P2"/>
      <text:p text:style-name="P5">Toutes mes fonctions sont stockées dans un seul ficher nommé dao.php </text:p>
      <text:p text:style-name="P5"/>
      <text:p text:style-name="P1"><text:span text:style-name="T35">Voici ma page accueil</text:span> nommée index.php <text:span text:style-name="T22"><text:s/></text:span><text:span text:style-name="T28">qui me donne </text:span><text:span text:style-name="T27">les 6 catégories les plus populaires de ma base de données  et les 3 plats les plus vendus:</text:span></text:p>
      <text:p text:style-name="P17">&lt;!-- ici ma page accueil --&gt;</text:p>
      <text:p text:style-name="P14"><text:span text:style-name="T15">&lt;</text:span><text:span text:style-name="T10">body</text:span> <text:span text:style-name="T8">style</text:span>=<text:span text:style-name="T6">"background-color: #4A394a;"</text:span><text:span text:style-name="T15">&gt;</text:span></text:p>
      <text:p text:style-name="P19">&lt;!-- Header SANS L'ONGLET DE RECHERCHE --&gt;</text:p>
      <text:p text:style-name="P12">&lt;?php</text:p>
      <text:p text:style-name="P14"><text:span text:style-name="T4">require_once</text:span> (<text:span text:style-name="T6">"php/header.php"</text:span>);</text:p>
      <text:p text:style-name="P14"><text:span text:style-name="T4">require_once</text:span>(<text:span text:style-name="T6">"database.php"</text:span>);</text:p>
      <text:p text:style-name="P14"><text:span text:style-name="T10">?&gt;</text:span></text:p>
      <text:p text:style-name="P22"/>
      <text:p text:style-name="P14"><text:span text:style-name="T15">&lt;</text:span><text:span text:style-name="T10">body</text:span> <text:span text:style-name="T8">style</text:span>=<text:span text:style-name="T6">"background-color: #4A394a;"</text:span><text:span text:style-name="T15">&gt;</text:span></text:p>
      <text:p text:style-name="P22"/>
      <text:p text:style-name="P19">&lt;!-- Header SANS L'ONGLET DE RECHERCHE --&gt;</text:p>
      <text:p text:style-name="P14"><text:span text:style-name="T15">&lt;</text:span><text:span text:style-name="T10">div</text:span> <text:span text:style-name="T8">class</text:span>=<text:span text:style-name="T6">"parallax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image-container position-relative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g-0"</text:span><text:span text:style-name="T15">&gt;</text:span> </text:p>
      <text:p text:style-name="P14"><text:span text:style-name="T15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 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5">&gt;&lt;/</text:span><text:span text:style-name="T10">video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9">&lt;!-- Mon onglet recherche --&gt;</text:p>
      <text:p text:style-name="P14"><text:span text:style-name="T15">&lt;</text:span><text:span text:style-name="T10">div</text:span> <text:span text:style-name="T8">class</text:span>=<text:span text:style-name="T6">"barrerecherche"</text:span><text:span text:style-name="T15">&gt;</text:span></text:p>
      <text:p text:style-name="P14"><text:span text:style-name="T15">&lt;</text:span><text:span text:style-name="T10">form</text:span> <text:span text:style-name="T8">class</text:span>=<text:span text:style-name="T6">"d-flex"</text:span><text:span text:style-name="T15">&gt;</text:span></text:p>
      <text:p text:style-name="P14"><text:span text:style-name="T15">&lt;</text:span><text:span text:style-name="T10">input</text:span> <text:span text:style-name="T8">class</text:span>=<text:span text:style-name="T6">"form-control mr-sm-2"</text:span> <text:span text:style-name="T8">type</text:span>=<text:span text:style-name="T6">"search"</text:span> <text:span text:style-name="T8">id</text:span>=<text:span text:style-name="T6">"maRecherche"</text:span> <text:span text:style-name="T8">name</text:span>=<text:span text:style-name="T6">""</text:span> <text:span text:style-name="T8">placeholder</text:span>=<text:span text:style-name="T6">"search"</text:span> <text:span text:style-name="T15">/&gt;</text:span></text:p>
      <text:p text:style-name="P14"><text:span text:style-name="T15">&lt;</text:span><text:span text:style-name="T10">button</text:span> <text:span text:style-name="T8">type</text:span>=<text:span text:style-name="T6">"submit"</text:span> <text:span text:style-name="T8">class</text:span>=<text:span text:style-name="T6">"rounded-5"</text:span> <text:span text:style-name="T8">style</text:span>=<text:span text:style-name="T6">"color: #4f48b1;"</text:span><text:span text:style-name="T15">&gt;</text:span>Recherche<text:span text:style-name="T15">&lt;/</text:span><text:span text:style-name="T10">button</text:span><text:span text:style-name="T15">&gt;</text:span></text:p>
      <text:p text:style-name="P14"><text:span text:style-name="T15">&lt;/</text:span><text:span text:style-name="T10">form</text:span><text:span text:style-name="T15">&gt;</text:span> 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4"><text:span text:style-name="T15">&lt;</text:span><text:span text:style-name="T10">main</text:span><text:span text:style-name="T15">&gt;</text:span> </text:p>
      <text:p text:style-name="P14"><text:soft-page-break/><text:span text:style-name="T15">&lt;</text:span><text:span text:style-name="T10">div</text:span> <text:span text:style-name="T8">class</text:span>=<text:span text:style-name="T6">"container-fluid mt-3 pt-5 card text-center w-75 "</text:span> <text:span text:style-name="T8">style</text:span>=<text:span text:style-name="T6">"background-color: #4A394a;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"</text:span><text:span text:style-name="T15">&gt;</text:span> </text:p>
      <text:p text:style-name="P12">&lt;?php</text:p>
      <text:p text:style-name="P14"><text:span text:style-name="T8">$categories</text:span> = <text:span text:style-name="T2">get_categories</text:span>(<text:span text:style-name="T8">$conn</text:span>, <text:span text:style-name="T21">3</text:span>);</text:p>
      <text:p text:style-name="P14"><text:span text:style-name="T4">foreach</text:span> (<text:span text:style-name="T8">$categories</text:span> as <text:span text:style-name="T8">$categorie</text:span>) {</text:p>
      <text:p text:style-name="P14"><text:span text:style-name="T2">echo</text:span> <text:span text:style-name="T6">'&lt;div class="col-sm-4 p-3 bg-dark text-white zoomimage"&gt;</text:span></text:p>
      <text:p text:style-name="P20">&lt;div class="img-fluid "&gt;</text:p>
      <text:p text:style-name="P14"><text:span text:style-name="T6">&lt;h1&gt;'</text:span> . <text:span text:style-name="T8">$categorie</text:span>[<text:span text:style-name="T6">'libelle'</text:span>] . <text:span text:style-name="T6">'&lt;/h1&gt;</text:span></text:p>
      <text:p text:style-name="P14"><text:span text:style-name="T6">&lt;a href="plats.php?id='</text:span> . <text:span text:style-name="T8">$categorie</text:span>[<text:span text:style-name="T6">'id'</text:span>] . <text:span text:style-name="T6">'"&gt;</text:span></text:p>
      <text:p text:style-name="P14"><text:span text:style-name="T6">&lt;img class="rounded-circle mx-auto d-block border border border-black-1" src="images_the_district/category/'</text:span> . <text:span text:style-name="T8">$categorie</text:span>[<text:span text:style-name="T6">'image'</text:span>] . <text:span text:style-name="T6">'" alt="'</text:span>.<text:span text:style-name="T8">$category</text:span>[<text:span text:style-name="T6">'libelle'</text:span>].<text:span text:style-name="T6">'"&gt;</text:span></text:p>
      <text:p text:style-name="P20">&lt;/a&gt;</text:p>
      <text:p text:style-name="P20">&lt;/div&gt;</text:p>
      <text:p text:style-name="P14"><text:span text:style-name="T6">&lt;/div&gt;'</text:span>;</text:p>
      <text:p text:style-name="P14">}</text:p>
      <text:p text:style-name="P14">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ICI LES 3 AUTRES CATÉGORIES DE PLAT SUR LA PAGE ACCUEIL --&gt;</text:p>
      <text:p text:style-name="P14"><text:span text:style-name="T15">&lt;</text:span><text:span text:style-name="T10">div</text:span> <text:span text:style-name="T8">class</text:span>=<text:span text:style-name="T6">"container-fluid mt-3 pt-5 card text-center w-75 "</text:span> <text:span text:style-name="T8">style</text:span>=<text:span text:style-name="T6">"background-color: #4A394a;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"</text:span><text:span text:style-name="T15">&gt;</text:span> </text:p>
      <text:p text:style-name="P12">&lt;?php</text:p>
      <text:p text:style-name="P14"><text:span text:style-name="T8">$categories</text:span> = <text:span text:style-name="T2">get_categories</text:span>(<text:span text:style-name="T8">$conn</text:span>, <text:span text:style-name="T21">3</text:span>, <text:span text:style-name="T21">3</text:span>);</text:p>
      <text:p text:style-name="P14"><text:span text:style-name="T4">foreach</text:span> (<text:span text:style-name="T8">$categories</text:span> as <text:span text:style-name="T8">$categorie</text:span>) {</text:p>
      <text:p text:style-name="P14"><text:span text:style-name="T2">echo</text:span> <text:span text:style-name="T6">'&lt;div class="col-sm-4 p-3 bg-secondary text-white zoomimage"&gt;</text:span></text:p>
      <text:p text:style-name="P20">&lt;div class="img-fluid "&gt;</text:p>
      <text:p text:style-name="P14"><text:span text:style-name="T6">&lt;h1&gt;'</text:span> . <text:span text:style-name="T8">$categorie</text:span>[<text:span text:style-name="T6">'libelle'</text:span>] . <text:span text:style-name="T6">'&lt;/h1&gt;</text:span></text:p>
      <text:p text:style-name="P14"><text:span text:style-name="T6">&lt;a href="plats.php?id='</text:span> . <text:span text:style-name="T8">$categorie</text:span>[<text:span text:style-name="T6">'id'</text:span>] . <text:span text:style-name="T6">'"&gt;</text:span></text:p>
      <text:p text:style-name="P14"><text:span text:style-name="T6">&lt;img class="rounded-circle mx-auto d-block border border border-black-1" src="images_the_district/category/'</text:span> . <text:span text:style-name="T8">$categorie</text:span>[<text:span text:style-name="T6">'image'</text:span>] . <text:span text:style-name="T6">'" alt=""&gt;</text:span></text:p>
      <text:p text:style-name="P20">&lt;/a&gt;</text:p>
      <text:p text:style-name="P20">&lt;/div&gt;</text:p>
      <text:p text:style-name="P14"><text:span text:style-name="T6">&lt;/div&gt;'</text:span>;</text:p>
      <text:p text:style-name="P14">}</text:p>
      <text:p text:style-name="P14">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ICI LES 3 PLATS SUR LA PAGE ACCUEIL --&gt;</text:p>
      <text:p text:style-name="P14"><text:span text:style-name="T15">&lt;</text:span><text:span text:style-name="T10">div</text:span> <text:span text:style-name="T8">class</text:span>=<text:span text:style-name="T6">"container-fluid mt-3 pt-5 card text-center w-75 img-fluid"</text:span> <text:span text:style-name="T8">style</text:span>=<text:span text:style-name="T6">"background-color: #4A394a;"</text:span><text:span text:style-name="T15">&gt;</text:span> </text:p>
      <text:p text:style-name="P14"><text:span text:style-name="T15">&lt;</text:span><text:span text:style-name="T10">div</text:span> <text:span text:style-name="T8">class</text:span>=<text:span text:style-name="T6">"row "</text:span><text:span text:style-name="T15">&gt;</text:span></text:p>
      <text:p text:style-name="P12">&lt;?php</text:p>
      <text:p text:style-name="P14"><text:span text:style-name="T8">$plats</text:span> = <text:span text:style-name="T2">get_best_sellers</text:span>(<text:span text:style-name="T8">$conn</text:span>, <text:span text:style-name="T21">3</text:span>);</text:p>
      <text:p text:style-name="P14"><text:span text:style-name="T4">foreach</text:span> (<text:span text:style-name="T8">$plats</text:span> as <text:span text:style-name="T8">$plat</text:span>) {</text:p>
      <text:p text:style-name="P14"><text:span text:style-name="T2">echo</text:span> <text:span text:style-name="T6">'&lt;div class="col-sm-4 p-3 bg-dark text-white"&gt;</text:span></text:p>
      <text:p text:style-name="P14"><text:span text:style-name="T6">&lt;img class="rounded-2 mx-auto d-block border border-black-1" src="Mesimages/'</text:span> . <text:span text:style-name="T8">$plat</text:span>[<text:span text:style-name="T6">'image'</text:span>] . <text:span text:style-name="T6">'" width="50%" height="80%" alt=""&gt;</text:span></text:p>
      <text:p text:style-name="P14"><text:span text:style-name="T6">&lt;/div&gt;'</text:span>;</text:p>
      <text:p text:style-name="P14">}</text:p>
      <text:p text:style-name="P14"><text:span text:style-name="T10">?&gt;</text:span></text:p>
      <text:p text:style-name="P14"><text:soft-page-break/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4"><text:span text:style-name="T15">&lt;/</text:span><text:span text:style-name="T10">main</text:span><text:span text:style-name="T15">&gt;</text:span></text:p>
      <text:p text:style-name="P22"/>
      <text:p text:style-name="P14"><text:span text:style-name="T15">&lt;/</text:span><text:span text:style-name="T10">div</text:span><text:span text:style-name="T15">&gt;</text:span> </text:p>
      <text:p text:style-name="P22"/>
      <text:p text:style-name="P14"><text:span text:style-name="T15">&lt;/</text:span><text:span text:style-name="T10">div</text:span><text:span text:style-name="T15">&gt;</text:span> <text:span text:style-name="T19">&lt;!-- FIN PARALLAX --&gt;</text:span></text:p>
      <text:p text:style-name="P22"/>
      <text:p text:style-name="P19">&lt;!-- ICI MON FOOTER OU PIED DE PAGE AVEC LES LOGOS --&gt;</text:p>
      <text:p text:style-name="P12">&lt;?php</text:p>
      <text:p text:style-name="P14"><text:span text:style-name="T4">require_once</text:span> (<text:span text:style-name="T6">'php/footer.php'</text:span>);</text:p>
      <text:p text:style-name="P14"><text:span text:style-name="T10">?&gt;</text:span> </text:p>
      <text:p text:style-name="P23"/>
      <text:p text:style-name="P21"><text:span text:style-name="T18"><text:line-break/></text:span><text:span text:style-name="T23">Voici ma page </text:span><text:span text:style-name="T25">categorie</text:span><text:span text:style-name="T23">.php </text:span><text:span text:style-name="T24">qui me donne tou</text:span><text:span text:style-name="T25">tes les catégories</text:span><text:span text:style-name="T24"> de ma base de données :</text:span></text:p>
      <text:p text:style-name="P24"><text:span text:style-name="T26">&lt;!-- ICI MA PAGE CATEGORIE: Avec les 8 Catégories de plats --&gt;</text:span></text:p>
      <text:p text:style-name="P25"><text:span text:style-name="T16">&lt;</text:span><text:span text:style-name="T11">body</text:span><text:span text:style-name="T17"> </text:span><text:span text:style-name="T9">style</text:span><text:span text:style-name="T17">=</text:span><text:span text:style-name="T7">"background-color: #4A394a;"</text:span><text:span text:style-name="T16">&gt;</text:span></text:p>
      <text:p text:style-name="P19">&lt;!-- Header --&gt;</text:p>
      <text:p text:style-name="P12">&lt;?php</text:p>
      <text:p text:style-name="P14"><text:span text:style-name="T4">require_once</text:span> (<text:span text:style-name="T6">"php/header.php"</text:span>);</text:p>
      <text:p text:style-name="P14"><text:span text:style-name="T4">require_once</text:span>(<text:span text:style-name="T6">"database.php"</text:span>);</text:p>
      <text:p text:style-name="P19">// Récupérer toutes les catégories depuis la base de données</text:p>
      <text:p text:style-name="P14"><text:span text:style-name="T8">$categories</text:span> = <text:span text:style-name="T2">getCategories</text:span>();</text:p>
      <text:p text:style-name="P14"><text:span text:style-name="T10">?&gt;</text:span> </text:p>
      <text:p text:style-name="P15"/>
      <text:p text:style-name="P14"><text:span text:style-name="T15">&lt;</text:span><text:span text:style-name="T10">div</text:span> <text:span text:style-name="T8">class</text:span>=<text:span text:style-name="T6">"image-container position-relative"</text:span><text:span text:style-name="T15">&gt;</text:span> <text:span text:style-name="T19">&lt;!-- ICI MON MA VIDEO DE FOND SANS L'ONGLET DE RECHERCHE --&gt;</text:span></text:p>
      <text:p text:style-name="P14"><text:span text:style-name="T15">&lt;</text:span><text:span text:style-name="T10">div</text:span> <text:span text:style-name="T8">class</text:span>=<text:span text:style-name="T6">"row g-0"</text:span><text:span text:style-name="T15">&gt;</text:span> <text:span text:style-name="T19">&lt;!--Ici mon image de fond --&gt;</text:span></text:p>
      <text:p text:style-name="P19">&lt;!-- &lt;div class="image-container"&gt; Ici mon image de fond </text:p>
      <text:p text:style-name="P19">&lt;img class="img-fluid " src="Mesimages/imagedefond2a.avif" height="auto" width="100%" position="relative"&gt;</text:p>
      <text:p text:style-name="P19">&lt;/div&gt;--&gt;</text:p>
      <text:p text:style-name="P14"><text:span text:style-name="T15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</text:p>
      <text:p text:style-name="P14">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5">&gt;&lt;/</text:span><text:span text:style-name="T10">video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><text:span text:style-name="T16">&lt;/</text:span><text:span text:style-name="T11">div</text:span><text:span text:style-name="T16">&gt;</text:span></text:p>
      <text:p text:style-name="P22"><text:span text:style-name="T20">&lt;!-- ****************************** 1ER CAROUSEL AVEC 4 IMAGES ******************************************************** --&gt;</text:span></text:p>
      <text:p text:style-name="P19">&lt;!-- DEBUT CAROUSSEL CATEGORIES --&gt;</text:p>
      <text:p text:style-name="P14"><text:span text:style-name="T15">&lt;</text:span><text:span text:style-name="T10">main</text:span><text:span text:style-name="T15">&gt;</text:span></text:p>
      <text:p text:style-name="P14"><text:span text:style-name="T15">&lt;</text:span><text:span text:style-name="T10">div</text:span> <text:span text:style-name="T8">id</text:span>=<text:span text:style-name="T6">"carouselExample"</text:span> <text:span text:style-name="T8">class</text:span>=<text:span text:style-name="T6">"carousel slide text-center"</text:span> <text:span text:style-name="T8">data-bs-ride</text:span>=<text:span text:style-name="T6">"carousel"</text:span> <text:span text:style-name="T8">style</text:span>=<text:span text:style-name="T6">"background-color: #4A394a;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ousel-inner"</text:span><text:span text:style-name="T15">&gt;</text:span></text:p>
      <text:p text:style-name="P14"><text:span text:style-name="T10">&lt;?php</text:span> <text:span text:style-name="T4">foreach</text:span>(<text:span text:style-name="T8">$categories</text:span> as <text:span text:style-name="T8">$key</text:span> =&gt; <text:span text:style-name="T8">$categorie</text:span>) : <text:span text:style-name="T10">?&gt;</text:span></text:p>
      <text:p text:style-name="P14"><text:span text:style-name="T10">&lt;?php</text:span> <text:span text:style-name="T4">if</text:span>(<text:span text:style-name="T8">$key</text:span> % <text:span text:style-name="T21">4</text:span> === <text:span text:style-name="T21">0</text:span>) : <text:span text:style-name="T10">?&gt;</text:span></text:p>
      <text:p text:style-name="P14"><text:span text:style-name="T15">&lt;</text:span><text:span text:style-name="T10">div</text:span> <text:span text:style-name="T8">class</text:span>=<text:span text:style-name="T6">"carousel-item </text:span><text:span text:style-name="T10">&lt;?php</text:span> <text:span text:style-name="T2">echo</text:span> <text:span text:style-name="T8">$key</text:span> === <text:span text:style-name="T21">0</text:span> ? <text:span text:style-name="T6">'active'</text:span> : <text:span text:style-name="T6">''</text:span>; <text:span text:style-name="T10">?&gt;</text:span><text:span text:style-name="T6">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group"</text:span><text:span text:style-name="T15">&gt;</text:span> <text:span text:style-name="T19">&lt;!-- ****************** 1ER CAROUSEL AVEC 4 IMAGES ************************* --&gt;</text:span></text:p>
      <text:p text:style-name="P14"><text:span text:style-name="T15">&lt;</text:span><text:span text:style-name="T10">div</text:span> <text:span text:style-name="T8">class</text:span>=<text:span text:style-name="T6">"col-12 mx-auto p-2 "</text:span><text:span text:style-name="T15">&gt;</text:span> <text:span text:style-name="T15">&lt;</text:span><text:span text:style-name="T10">h1</text:span> <text:span text:style-name="T8">class</text:span>=<text:span text:style-name="T6">"h5couleurcat"</text:span><text:span text:style-name="T15">&gt;</text:span>TOUTES LES CATÉGORIES<text:span text:style-name="T15">&lt;/</text:span><text:span text:style-name="T10">h1</text:span><text:span text:style-name="T15">&gt;&lt;/</text:span><text:span text:style-name="T10">div</text:span><text:span text:style-name="T15">&gt;</text:span></text:p>
      <text:p text:style-name="P14"><text:span text:style-name="T10">&lt;?php</text:span> <text:span text:style-name="T4">for</text:span>(<text:span text:style-name="T8">$i</text:span> = <text:span text:style-name="T21">0</text:span>; <text:span text:style-name="T8">$i</text:span> &lt; <text:span text:style-name="T21">4</text:span>; <text:span text:style-name="T8">$i</text:span>++) : <text:span text:style-name="T10">?&gt;</text:span></text:p>
      <text:p text:style-name="P14"><text:span text:style-name="T10">&lt;?php</text:span> <text:span text:style-name="T4">if</text:span>(<text:span text:style-name="T2">isset</text:span>(<text:span text:style-name="T8">$categories</text:span>[<text:span text:style-name="T8">$key</text:span> + <text:span text:style-name="T8">$i</text:span>])) : <text:span text:style-name="T10">?&gt;</text:span></text:p>
      <text:p text:style-name="P14"><text:soft-page-break/><text:span text:style-name="T15">&lt;</text:span><text:span text:style-name="T10">div</text:span> <text:span text:style-name="T8">class</text:span>=<text:span text:style-name="T6">"img-fluid col-sm-3 p-3 bg-dark text-white"</text:span><text:span text:style-name="T15">&gt;</text:span></text:p>
      <text:p text:style-name="P14"><text:span text:style-name="T15">&lt;</text:span><text:span text:style-name="T10">a</text:span> <text:span text:style-name="T8">href</text:span>=<text:span text:style-name="T6">"platcategorie</text:span><text:span text:style-name="T10">&lt;?=</text:span><text:span text:style-name="T2">strtolower</text:span>(<text:span text:style-name="T8">$categories</text:span>[<text:span text:style-name="T8">$key</text:span> + <text:span text:style-name="T8">$i</text:span>][<text:span text:style-name="T6">'libelle'</text:span>]).<text:span text:style-name="T6">'.php'</text:span><text:span text:style-name="T10">?&gt;</text:span><text:span text:style-name="T6">"</text:span><text:span text:style-name="T15">&gt;</text:span></text:p>
      <text:p text:style-name="P14"><text:span text:style-name="T15">&lt;</text:span><text:span text:style-name="T10">img</text:span> <text:span text:style-name="T8">class</text:span>=<text:span text:style-name="T6">"rounded-circle mx-auto d-block"</text:span> <text:span text:style-name="T8">src</text:span>=<text:span text:style-name="T6">"images_the_district/category/</text:span><text:span text:style-name="T10">&lt;?=</text:span> <text:span text:style-name="T8">$categories</text:span>[<text:span text:style-name="T8">$key</text:span> + <text:span text:style-name="T8">$i</text:span>][<text:span text:style-name="T6">'image'</text:span>]; <text:span text:style-name="T10">?&gt;</text:span><text:span text:style-name="T6">"</text:span> <text:span text:style-name="T8">alt</text:span>=<text:span text:style-name="T6">"..."</text:span><text:span text:style-name="T15">&gt;</text:span></text:p>
      <text:p text:style-name="P14"><text:span text:style-name="T15">&lt;/</text:span><text:span text:style-name="T10">a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body"</text:span><text:span text:style-name="T15">&gt;</text:span></text:p>
      <text:p text:style-name="P14"><text:span text:style-name="T15">&lt;</text:span><text:span text:style-name="T10">h5</text:span> <text:span text:style-name="T8">class</text:span>=<text:span text:style-name="T6">"card-title"</text:span><text:span text:style-name="T15">&gt;</text:span><text:span text:style-name="T10">&lt;?=</text:span> <text:span text:style-name="T8">$categories</text:span>[<text:span text:style-name="T8">$key</text:span> + <text:span text:style-name="T8">$i</text:span>][<text:span text:style-name="T6">'libelle'</text:span>]; <text:span text:style-name="T10">?&gt;</text:span><text:span text:style-name="T15">&lt;/</text:span><text:span text:style-name="T10">h5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0">&lt;?php</text:span> <text:span text:style-name="T4">endif</text:span>; <text:span text:style-name="T10">?&gt;</text:span></text:p>
      <text:p text:style-name="P14"><text:span text:style-name="T10">&lt;?php</text:span> <text:span text:style-name="T4">endfor</text:span>;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0">&lt;?php</text:span> <text:span text:style-name="T4">endif</text:span>; <text:span text:style-name="T10">?&gt;</text:span></text:p>
      <text:p text:style-name="P14"><text:span text:style-name="T10">&lt;?php</text:span> <text:span text:style-name="T4">endforeach</text:span>;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ICI Mes boutons de carousel --&gt;</text:p>
      <text:p text:style-name="P14"><text:span text:style-name="T15">&lt;</text:span><text:span text:style-name="T10">div</text:span> <text:span text:style-name="T8">class</text:span>=<text:span text:style-name="T6">"carousel-controls moncarousselcat"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prev moncarousselcatprev"</text:span> <text:span text:style-name="T8">id</text:span>=<text:span text:style-name="T6">"carouselcatprec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prev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prev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precedent</text:span><text:span text:style-name="T6">()"</text:span> <text:span text:style-name="T8">type</text:span>=<text:span text:style-name="T6">"button"</text:span><text:span text:style-name="T15">&gt;</text:span>Précédent<text:span text:style-name="T15">&lt;/</text:span><text:span text:style-name="T10">button</text:span><text:span text:style-name="T15">&gt;</text:span></text:p>
      <text:p text:style-name="P14"><text:span text:style-name="T15">&lt;/</text:span><text:span text:style-name="T10">butto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next"</text:span> <text:span text:style-name="T8">id</text:span>=<text:span text:style-name="T6">"carouselcatsuiv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next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next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suivant</text:span><text:span text:style-name="T6">()"</text:span> <text:span text:style-name="T8">type</text:span>=<text:span text:style-name="T6">"button"</text:span><text:span text:style-name="T15">&gt;</text:span>Suivant<text:span text:style-name="T15">&lt;/</text:span><text:span text:style-name="T10">button</text:span><text:span text:style-name="T15">&gt;</text:span></text:p>
      <text:p text:style-name="P14"><text:span text:style-name="T15">&lt;/</text:span><text:span text:style-name="T10">button</text:span><text:span text:style-name="T15">&gt;</text:span></text:p>
      <text:p text:style-name="P22"><text:span text:style-name="T16">&lt;/</text:span><text:span text:style-name="T11">div</text:span><text:span text:style-name="T16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main</text:span><text:span text:style-name="T15">&gt;</text:span></text:p>
      <text:p text:style-name="P19">&lt;!-- FIN CAROUSSEL CATEGORIES --&gt;</text:p>
      <text:p text:style-name="P15"/>
      <text:p text:style-name="P19">&lt;!-- ICI MON FOOTER OU PIED DE PAGE AVEC LES LOGOS --&gt;</text:p>
      <text:p text:style-name="P12">&lt;?php</text:p>
      <text:p text:style-name="P14"><text:span text:style-name="T4">require_once</text:span> (<text:span text:style-name="T6">'php/footer.php'</text:span>);</text:p>
      <text:p text:style-name="P14"><text:span text:style-name="T10">?&gt;</text:span></text:p>
      <text:p text:style-name="P13"><text:line-break/><text:line-break/><text:line-break/><text:line-break/><text:line-break/><text:line-break/><text:line-break/><text:line-break/></text:p>
      <text:p text:style-name="P21"><text:span text:style-name="T18"><text:line-break/><text:line-break/></text:span><text:soft-page-break/><text:span text:style-name="T18"><text:line-break/></text:span></text:p>
      <text:p text:style-name="P26"><text:span text:style-name="T14">Voici ma page plats.php </text:span><text:span text:style-name="T13">qui me donne tous les plats de ma base de données</text:span></text:p>
      <text:p text:style-name="P18">&lt;!-- ICI MA PAGE TOUS LES PLATS: Avec tous les plats --&gt;</text:p>
      <text:p text:style-name="P22"/>
      <text:p text:style-name="P12">&lt;?php</text:p>
      <text:p text:style-name="P14"><text:span text:style-name="T4">require_once</text:span> (<text:span text:style-name="T6">"php/header.php"</text:span>);</text:p>
      <text:p text:style-name="P14"><text:span text:style-name="T4">require_once</text:span>(<text:span text:style-name="T6">"database.php"</text:span>);</text:p>
      <text:p text:style-name="P14"><text:span text:style-name="T8">$idCategorie</text:span> = <text:span text:style-name="T2">isset</text:span>(<text:span text:style-name="T8">$_GET</text:span>[<text:span text:style-name="T6">'id'</text:span>]) ? <text:span text:style-name="T8">$_GET</text:span>[<text:span text:style-name="T6">'id'</text:span>] : <text:span text:style-name="T10">null</text:span>;</text:p>
      <text:p text:style-name="P22"><text:span text:style-name="T9">$plats</text:span><text:span text:style-name="T17"> = </text:span><text:span text:style-name="T3">getPlats</text:span><text:span text:style-name="T17">(</text:span><text:span text:style-name="T9">$conn</text:span><text:span text:style-name="T17">, </text:span><text:span text:style-name="T9">$idCategorie</text:span><text:span text:style-name="T17">);</text:span></text:p>
      <text:p text:style-name="P19">// Vérifie si une catégorie est sélectionnée</text:p>
      <text:p text:style-name="P14"><text:span text:style-name="T4">if</text:span> (<text:span text:style-name="T2">isset</text:span>(<text:span text:style-name="T8">$_GET</text:span>[<text:span text:style-name="T6">'id'</text:span>])) {</text:p>
      <text:p text:style-name="P19">// Cache les boutons précédent et suivant</text:p>
      <text:p text:style-name="P14"><text:span text:style-name="T8">$hideButtons</text:span> = <text:span text:style-name="T10">true</text:span>;</text:p>
      <text:p text:style-name="P14">} <text:span text:style-name="T4">else</text:span> {</text:p>
      <text:p text:style-name="P14"><text:span text:style-name="T8">$hideButtons</text:span> = <text:span text:style-name="T10">false</text:span>;</text:p>
      <text:p text:style-name="P14">}</text:p>
      <text:p text:style-name="P22"><text:span text:style-name="T11">?&gt;</text:span></text:p>
      <text:p text:style-name="P22"><text:span text:style-name="T16">&lt;</text:span><text:span text:style-name="T11">body</text:span><text:span text:style-name="T17"> </text:span><text:span text:style-name="T9">style</text:span><text:span text:style-name="T17">=</text:span><text:span text:style-name="T7">"background-color: #4A394a;"</text:span><text:span text:style-name="T16">&gt;</text:span></text:p>
      <text:p text:style-name="P19">&lt;!-- Header --&gt;</text:p>
      <text:p text:style-name="P14"><text:span text:style-name="T15">&lt;</text:span><text:span text:style-name="T10">header</text:span> <text:span text:style-name="T8">class</text:span>=<text:span text:style-name="T6">"position-relative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ontainer-fluid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row g-0"</text:span><text:span text:style-name="T15">&gt;</text:span></text:p>
      <text:p text:style-name="P14"><text:span text:style-name="T15">&lt;</text:span><text:span text:style-name="T10">video</text:span> <text:span text:style-name="T8">id</text:span>=<text:span text:style-name="T6">"video"</text:span> <text:span text:style-name="T8">class</text:span>=<text:span text:style-name="T6">"col-12"</text:span> <text:span text:style-name="T8">src</text:span>=<text:span text:style-name="T6">"images_the_district/11659-231758756_small.mp4"</text:span> <text:span text:style-name="T8">style</text:span>=<text:span text:style-name="T6">"width:100vmax; height: 20vmax;"</text:span> <text:span text:style-name="T8">playsinline</text:span> <text:span text:style-name="T8">autoplay</text:span> <text:span text:style-name="T8">loop</text:span> <text:span text:style-name="T8">muted</text:span><text:span text:style-name="T15">&gt;&lt;/</text:span><text:span text:style-name="T10">video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header</text:span><text:span text:style-name="T15">&gt;</text:span></text:p>
      <text:p text:style-name="P22"/>
      <text:p text:style-name="P14"><text:span text:style-name="T15">&lt;</text:span><text:span text:style-name="T10">main</text:span> <text:span text:style-name="T8">class</text:span>=<text:span text:style-name="T6">"container-fluid mt-3 pt-5"</text:span> <text:span text:style-name="T15">&gt;</text:span></text:p>
      <text:p text:style-name="P14"><text:span text:style-name="T15">&lt;</text:span><text:span text:style-name="T10">div</text:span> <text:span text:style-name="T8">class</text:span>=<text:span text:style-name="T6">"row justify-content-center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ol-md-8 col-lg-6"</text:span><text:span text:style-name="T15">&gt;</text:span></text:p>
      <text:p text:style-name="P14"><text:span text:style-name="T15">&lt;</text:span><text:span text:style-name="T10">h1</text:span> <text:span text:style-name="T8">class</text:span>=<text:span text:style-name="T6">"h5couleurcat text-center"</text:span><text:span text:style-name="T15">&gt;</text:span>LES PLATS <text:span text:style-name="T10">&lt;?php</text:span> <text:span text:style-name="T2">echo</text:span> <text:span text:style-name="T8">$categorie</text:span>[<text:span text:style-name="T6">'libelle'</text:span>]; <text:span text:style-name="T10">?&gt;</text:span><text:span text:style-name="T15">&lt;/</text:span><text:span text:style-name="T10">h1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CAROUSEL AVEC 12 IMAGES DE TOUTES LES PLATS --&gt;</text:p>
      <text:p text:style-name="P14"><text:span text:style-name="T15">&lt;</text:span><text:span text:style-name="T10">div</text:span> <text:span text:style-name="T8">id</text:span>=<text:span text:style-name="T6">"carouselExample"</text:span> <text:span text:style-name="T8">class</text:span>=<text:span text:style-name="T6">"carousel slide plats-container"</text:span> <text:span text:style-name="T8">data-bs-ride</text:span>=<text:span text:style-name="T6">"carousel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ousel-inner"</text:span><text:span text:style-name="T15">&gt;</text:span></text:p>
      <text:p text:style-name="P14"><text:span text:style-name="T10">&lt;?php</text:span> <text:span text:style-name="T4">foreach</text:span>(<text:span text:style-name="T8">$plats</text:span> as <text:span text:style-name="T8">$key</text:span> =&gt; <text:span text:style-name="T8">$plat</text:span>) : <text:span text:style-name="T10">?&gt;</text:span></text:p>
      <text:p text:style-name="P14"><text:span text:style-name="T10">&lt;?php</text:span> <text:span text:style-name="T4">if</text:span>(<text:span text:style-name="T8">$key</text:span> % <text:span text:style-name="T21">4</text:span> === <text:span text:style-name="T21">0</text:span>) : <text:span text:style-name="T10">?&gt;</text:span></text:p>
      <text:p text:style-name="P14"><text:span text:style-name="T15">&lt;</text:span><text:span text:style-name="T10">div</text:span> <text:span text:style-name="T8">class</text:span>=<text:span text:style-name="T6">"carousel-item </text:span><text:span text:style-name="T10">&lt;?php</text:span> <text:span text:style-name="T2">echo</text:span> <text:span text:style-name="T8">$key</text:span> === <text:span text:style-name="T21">0</text:span> ? <text:span text:style-name="T6">'active'</text:span> : <text:span text:style-name="T6">''</text:span>; <text:span text:style-name="T10">?&gt;</text:span><text:span text:style-name="T6">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group"</text:span><text:span text:style-name="T15">&gt;</text:span></text:p>
      <text:p text:style-name="P22"><text:span text:style-name="T11">&lt;?php</text:span><text:span text:style-name="T17"> </text:span><text:span text:style-name="T5">endif</text:span><text:span text:style-name="T17">; </text:span><text:span text:style-name="T11">?&gt;</text:span></text:p>
      <text:p text:style-name="P14"><text:span text:style-name="T15">&lt;</text:span><text:span text:style-name="T10">div</text:span> <text:span text:style-name="T8">class</text:span>=<text:span text:style-name="T6">"col-sm-3 p-3 bg-dark text-white"</text:span><text:span text:style-name="T15">&gt;</text:span></text:p>
      <text:p text:style-name="P14"><text:span text:style-name="T15">&lt;</text:span><text:span text:style-name="T10">img</text:span> <text:span text:style-name="T8">class</text:span>=<text:span text:style-name="T6">"rounded-circle mx-auto d-block"</text:span> <text:span text:style-name="T8">src</text:span>=<text:span text:style-name="T6">"Mesimages/</text:span><text:span text:style-name="T10">&lt;?php</text:span> <text:span text:style-name="T2">echo</text:span> <text:span text:style-name="T8">$plat</text:span>[<text:span text:style-name="T6">'image'</text:span>]; <text:span text:style-name="T10">?&gt;</text:span><text:span text:style-name="T6">"</text:span> <text:span text:style-name="T8">alt</text:span>=<text:span text:style-name="T6">"..."</text:span><text:span text:style-name="T15">&gt;</text:span></text:p>
      <text:p text:style-name="P14"><text:span text:style-name="T15">&lt;</text:span><text:span text:style-name="T10">div</text:span> <text:span text:style-name="T8">class</text:span>=<text:span text:style-name="T6">"card-body"</text:span><text:span text:style-name="T15">&gt;</text:span></text:p>
      <text:p text:style-name="P14"><text:span text:style-name="T15">&lt;</text:span><text:span text:style-name="T10">h5</text:span> <text:span text:style-name="T8">class</text:span>=<text:span text:style-name="T6">"card-title tailletitreplat"</text:span><text:span text:style-name="T15">&gt;</text:span><text:span text:style-name="T10">&lt;?php</text:span> <text:span text:style-name="T2">echo</text:span> <text:span text:style-name="T8">$plat</text:span>[<text:span text:style-name="T6">'libelle'</text:span>]; <text:span text:style-name="T10">?&gt;</text:span><text:span text:style-name="T15">&lt;/</text:span><text:span text:style-name="T10">h5</text:span><text:span text:style-name="T15">&gt;</text:span></text:p>
      <text:p text:style-name="P14"><text:span text:style-name="T15">&lt;</text:span><text:span text:style-name="T10">p</text:span> <text:span text:style-name="T8">class</text:span>=<text:span text:style-name="T6">"card-text tailledescriplat"</text:span><text:span text:style-name="T15">&gt;</text:span><text:span text:style-name="T10">&lt;?php</text:span> <text:span text:style-name="T2">echo</text:span> <text:span text:style-name="T8">$plat</text:span>[<text:span text:style-name="T6">'description'</text:span>]; <text:span text:style-name="T10">?&gt;</text:span><text:span text:style-name="T15">&lt;/</text:span><text:span text:style-name="T10">p</text:span><text:span text:style-name="T15">&gt;</text:span></text:p>
      <text:p text:style-name="P14"><text:span text:style-name="T15">&lt;</text:span><text:span text:style-name="T10">p</text:span> <text:span text:style-name="T8">class</text:span>=<text:span text:style-name="T6">"card-text tailledescriplat"</text:span><text:span text:style-name="T15">&gt;</text:span>Prix : <text:span text:style-name="T10">&lt;?php</text:span> <text:span text:style-name="T2">echo</text:span> <text:span text:style-name="T8">$plat</text:span>[<text:span text:style-name="T6">'prix'</text:span>]; <text:span text:style-name="T10">?&gt;</text:span> €<text:span text:style-name="T15">&lt;/</text:span><text:span text:style-name="T10">p</text:span><text:span text:style-name="T15">&gt;</text:span></text:p>
      <text:p text:style-name="P14"><text:soft-page-break/><text:span text:style-name="T15">&lt;</text:span><text:span text:style-name="T10">a</text:span> <text:span text:style-name="T8">href</text:span>=<text:span text:style-name="T6">"commande.php?id=</text:span><text:span text:style-name="T10">&lt;?php</text:span> <text:span text:style-name="T2">echo</text:span> <text:span text:style-name="T8">$plat</text:span>[<text:span text:style-name="T6">'id'</text:span>]; <text:span text:style-name="T10">?&gt;</text:span><text:span text:style-name="T6">"</text:span> <text:span text:style-name="T8">class</text:span>=<text:span text:style-name="T6">"btn btn-primary tailletextcommand"</text:span><text:span text:style-name="T15">&gt;</text:span>Commander<text:span text:style-name="T15">&lt;/</text:span><text:span text:style-name="T10">a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4"><text:span text:style-name="T10">&lt;?php</text:span> <text:span text:style-name="T4">if</text:span>((<text:span text:style-name="T8">$key</text:span>+<text:span text:style-name="T21">1</text:span>) % <text:span text:style-name="T21">4</text:span> === <text:span text:style-name="T21">0</text:span> || <text:span text:style-name="T8">$key</text:span> === <text:span text:style-name="T2">count</text:span>(<text:span text:style-name="T8">$plats</text:span>)-<text:span text:style-name="T21">1</text:span>) :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0">&lt;?php</text:span> <text:span text:style-name="T4">endif</text:span>; <text:span text:style-name="T10">?&gt;</text:span></text:p>
      <text:p text:style-name="P22"/>
      <text:p text:style-name="P14"><text:span text:style-name="T10">&lt;?php</text:span> <text:span text:style-name="T4">endforeach</text:span>; <text:span text:style-name="T10">?&gt;</text:span></text:p>
      <text:p text:style-name="P14"><text:span text:style-name="T15">&lt;/</text:span><text:span text:style-name="T10">div</text:span><text:span text:style-name="T15">&gt;</text:span></text:p>
      <text:p text:style-name="P22"/>
      <text:p text:style-name="P19">&lt;!-- Boutons de carousel: j'y ai intégré du php pour masquer le bouton quand je clique sur une catégorie de plats de la page index.php --&gt;</text:p>
      <text:p text:style-name="P14"><text:span text:style-name="T15">&lt;</text:span><text:span text:style-name="T10">div</text:span> <text:span text:style-name="T8">class</text:span>=<text:span text:style-name="T6">"carousel-controls moncarousselcat"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prev moncarousselcatprev"</text:span> <text:span text:style-name="T8">id</text:span>=<text:span text:style-name="T6">"carouselcatprec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prev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prev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0">&lt;?php</text:span> <text:span text:style-name="T4">if</text:span> (!<text:span text:style-name="T8">$hideButtons</text:span>) { <text:span text:style-name="T10">?&gt;</text:span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precedent</text:span><text:span text:style-name="T6">()"</text:span> <text:span text:style-name="T8">type</text:span>=<text:span text:style-name="T6">"button"</text:span><text:span text:style-name="T15">&gt;</text:span>Précédent<text:span text:style-name="T15">&lt;/</text:span><text:span text:style-name="T10">button</text:span><text:span text:style-name="T15">&gt;</text:span></text:p>
      <text:p text:style-name="P14"><text:span text:style-name="T15">&lt;/</text:span><text:span text:style-name="T10">butto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carousel-control-next"</text:span> <text:span text:style-name="T8">id</text:span>=<text:span text:style-name="T6">"carouselcatsuiv"</text:span> <text:span text:style-name="T8">type</text:span>=<text:span text:style-name="T6">"button"</text:span> <text:span text:style-name="T8">data-bs-target</text:span>=<text:span text:style-name="T6">"#carouselExample"</text:span> <text:span text:style-name="T8">data-bs-slide</text:span>=<text:span text:style-name="T6">"next"</text:span><text:span text:style-name="T15">&gt;</text:span></text:p>
      <text:p text:style-name="P14"><text:span text:style-name="T15">&lt;</text:span><text:span text:style-name="T10">span</text:span> <text:span text:style-name="T8">class</text:span>=<text:span text:style-name="T6">"carousel-control-next-icon"</text:span> <text:span text:style-name="T8">aria-hidden</text:span>=<text:span text:style-name="T6">"true"</text:span><text:span text:style-name="T15">&gt;&lt;/</text:span><text:span text:style-name="T10">span</text:span><text:span text:style-name="T15">&gt;</text:span></text:p>
      <text:p text:style-name="P14"><text:span text:style-name="T15">&lt;</text:span><text:span text:style-name="T10">button</text:span> <text:span text:style-name="T8">class</text:span>=<text:span text:style-name="T6">"btn btn-secondary bg-dark rounded-4 col-sm-1 espacebouton"</text:span> <text:span text:style-name="T8">onclick</text:span>=<text:span text:style-name="T6">"</text:span><text:span text:style-name="T2">suivant</text:span><text:span text:style-name="T6">()"</text:span> <text:span text:style-name="T8">type</text:span>=<text:span text:style-name="T6">"button"</text:span><text:span text:style-name="T15">&gt;</text:span>Suivant<text:span text:style-name="T15">&lt;/</text:span><text:span text:style-name="T10">button</text:span><text:span text:style-name="T15">&gt;</text:span><text:span text:style-name="T10">&lt;?php</text:span> } <text:span text:style-name="T10">?&gt;</text:span></text:p>
      <text:p text:style-name="P14"><text:span text:style-name="T15">&lt;/</text:span><text:span text:style-name="T10">button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div</text:span><text:span text:style-name="T15">&gt;</text:span></text:p>
      <text:p text:style-name="P14"><text:span text:style-name="T15">&lt;/</text:span><text:span text:style-name="T10">main</text:span><text:span text:style-name="T15">&gt;</text:span></text:p>
      <text:p text:style-name="P22"/>
      <text:p text:style-name="P19">&lt;!-- ICI MON FOOTER OU PIED DE PAGE AVEC LES LOGOS --&gt;</text:p>
      <text:p text:style-name="P12">&lt;?php</text:p>
      <text:p text:style-name="P14"><text:span text:style-name="T4">require_once</text:span> (<text:span text:style-name="T6">'php/footer.php'</text:span>);<text:span text:style-name="T10">?&gt;</text:span></text:p>
      <text:p text:style-name="P15"><text:line-break/></text:p>
      <text:p text:style-name="P19">&lt;!-- Ce script est fait pour masquer les boutons précédent et suivant quand je clique sur une catégorie de plats de la page index.php --&gt;</text:p>
      <text:p text:style-name="P14"><text:span text:style-name="T15">&lt;</text:span><text:span text:style-name="T10">script</text:span><text:span text:style-name="T15">&gt;</text:span></text:p>
      <text:p text:style-name="P14"><text:span text:style-name="T10">const</text:span> <text:span text:style-name="T36">hideButtons</text:span> = <text:span text:style-name="T10">&lt;?php</text:span> <text:span text:style-name="T2">echo</text:span> <text:span text:style-name="T2">isset</text:span>(<text:span text:style-name="T8">$_GET</text:span>[<text:span text:style-name="T6">'id'</text:span>]) ? <text:span text:style-name="T6">'true'</text:span> : <text:span text:style-name="T6">'false'</text:span>; <text:span text:style-name="T10">?&gt;</text:span>;</text:p>
      <text:p text:style-name="P14"><text:span text:style-name="T4">if</text:span> (<text:span text:style-name="T8">hideButtons</text:span>) {</text:p>
      <text:p text:style-name="P14"><text:span text:style-name="T8">document</text:span>.<text:span text:style-name="T2">querySelector</text:span>(<text:span text:style-name="T6">'.prev'</text:span>).<text:span text:style-name="T8">style</text:span>.<text:span text:style-name="T8">display</text:span> = <text:span text:style-name="T6">'none'</text:span>;</text:p>
      <text:p text:style-name="P14"><text:span text:style-name="T8">document</text:span>.<text:span text:style-name="T2">querySelector</text:span>(<text:span text:style-name="T6">'.next'</text:span>).<text:span text:style-name="T8">style</text:span>.<text:span text:style-name="T8">display</text:span> = <text:span text:style-name="T6">'none'</text:span>;</text:p>
      <text:p text:style-name="P14">}</text:p>
      <text:p text:style-name="P14"><text:span text:style-name="T15">&lt;/</text:span><text:span text:style-name="T10">script</text:span><text:span text:style-name="T15">&gt;</text:span></text:p>
      <text:p text:style-name="P16"/>
      <text:p text:style-name="P11"/>
      <text:p text:style-name="P27"><text:span text:style-name="T29">travail à faire </text:span>: <text:span text:style-name="T30">EN respectant le format de m</text:span><text:span text:style-name="T37">es </text:span><text:span text:style-name="T38">trois</text:span><text:span text:style-name="T37"> pages :</text:span></text:p>
      <text:p text:style-name="P28"><text:span text:style-name="T39">Question 1 : </text:span><text:span text:style-name="T38">Inspire toi de ma page index.php, </text:span><text:span text:style-name="T40">et </text:span><text:span text:style-name="T39">Propose</text:span><text:span text:style-name="T40">s moi</text:span><text:span text:style-name="T39"> une page categorie.php qui p</text:span><text:span text:style-name="T38">our chaque</text:span><text:span text:style-name="T1"> clic d’une catégorie de la page <text:s/></text:span><text:span text:style-name="T38">categorie</text:span><text:span text:style-name="T1">.php, je dois avoir accès à la page de plats.php avec uniquement les plats de la catégorie sélectionnée. </text:span><text:span text:style-name="T32">Par exemple : si je clique sur la catégorie « burger », je veux que tu me présentes uniquement les plats burgers qui sont sur la page plats.php </text:span><text:span text:style-name="T39">et que tu masques les autres plats ainsi que </text:span><text:span text:style-name="T33"><text:s/></text:span><text:span text:style-name="T38">le bouton précédent et suivant</text:span><text:span text:style-name="T33">. </text:span></text:p>
      <text:p text:style-name="P9"><text:soft-page-break/><text:s/><text:span text:style-name="T31">Un code compréhensible et détaillé </text:span><text:span text:style-name="T34">avec des commentaires en français</text:span><text:span text:style-name="T31">. Les fonctions sont stockées dans le dao.php</text:span></text:p>
      <text:p text:style-name="P9"/>
      <text:p text:style-name="P10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39:19.059716623</meta:creation-date>
    <meta:generator>LibreOffice/7.3.7.2$Linux_X86_64 LibreOffice_project/30$Build-2</meta:generator>
    <dc:date>2024-07-15T16:15:13.123370190</dc:date>
    <meta:editing-duration>PT2H53M48S</meta:editing-duration>
    <meta:editing-cycles>9</meta:editing-cycles>
    <meta:document-statistic meta:table-count="0" meta:image-count="0" meta:object-count="0" meta:page-count="7" meta:paragraph-count="244" meta:word-count="1234" meta:character-count="10284" meta:non-whitespace-character-count="9283"/>
  </office:meta>
</office:document-meta>
</file>